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03f" officeooo:paragraph-rsid="000ee03f"/>
    </style:style>
    <style:style style:name="P2" style:family="paragraph" style:parent-style-name="Standard">
      <style:text-properties officeooo:rsid="000ee03f" officeooo:paragraph-rsid="000f4ce6"/>
    </style:style>
    <style:style style:name="P3" style:family="paragraph" style:parent-style-name="Standard">
      <style:text-properties officeooo:rsid="00113622" officeooo:paragraph-rsid="00113622"/>
    </style:style>
    <style:style style:name="T1" style:family="text">
      <style:text-properties officeooo:rsid="000f0074"/>
    </style:style>
    <style:style style:name="T2" style:family="text">
      <style:text-properties officeooo:rsid="000f4ce6"/>
    </style:style>
    <style:style style:name="T3" style:family="text">
      <style:text-properties officeooo:rsid="0011c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VG parser</text:p>
      <text:h text:style-name="Heading_20_1" text:outline-level="1">Rotation</text:h>
      <text:p text:style-name="P1">Rotation angle de 60° :</text:p>
      <text:p text:style-name="P1">notation XML : matrix(0.5,-0.8660254,0.8660254,0.5,0,0)</text:p>
      <text:p text:style-name="P1"/>
      <text:p text:style-name="P1">matrix(a,b,c,d,e,f)</text:p>
      <text:p text:style-name="P1">a : <text:span text:style-name="T1">cos</text:span>(60) <text:span text:style-name="T2">= 0,5</text:span></text:p>
      <text:p text:style-name="P2">b : -<text:span text:style-name="T1">sin</text:span>(60 <text:span text:style-name="T2">= </text:span>-0.8660254</text:p>
      <text:p text:style-name="P2">c : <text:span text:style-name="T1">sin</text:span>(60) <text:span text:style-name="T2">= </text:span>-0.8660254</text:p>
      <text:p text:style-name="P1">d : <text:span text:style-name="T1">cos</text:span>(60) <text:span text:style-name="T2">= 0,5</text:span></text:p>
      <text:p text:style-name="P1">e : 0 <text:span text:style-name="T3">= origine x (donc au centre de la forme)</text:span></text:p>
      <text:p text:style-name="P1">f : 0 <text:span text:style-name="T3">= origine y (donc au centre de la forme)</text:span></text:p>
      <text:p text:style-name="P1"/>
      <text:p text:style-name="P3">L’utilisation de « matrix » permet de conserver le centre de rotation au <text:span text:style-name="T3">milieu</text:span> de la forme contrairement à « transform(rotate(60)) » <text:span text:style-name="T3">qui utilise un autre centre de rotation (pas encore déterminer pourquoi).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François ORNECH</meta:initial-creator>
    <meta:creation-date>2017-01-30T22:39:32.796427821</meta:creation-date>
    <dc:date>2017-01-30T22:50:35.678139338</dc:date>
    <dc:creator>Jean-François ORNECH</dc:creator>
    <meta:editing-duration>PT11M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90" meta:character-count="497" meta:non-whitespace-character-count="418"/>
  </office:meta>
</office:document-meta>
</file>